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df20" officeooo:paragraph-rsid="0008df20"/>
    </style:style>
    <style:style style:name="P2" style:family="paragraph" style:parent-style-name="Standard">
      <style:paragraph-properties fo:text-align="justify" style:justify-single-word="false"/>
      <style:text-properties officeooo:rsid="0008df20" officeooo:paragraph-rsid="0008df20"/>
    </style:style>
    <style:style style:name="P3" style:family="paragraph" style:parent-style-name="Standard">
      <style:paragraph-properties fo:text-align="justify" style:justify-single-word="false"/>
      <style:text-properties officeooo:rsid="0008f651" officeooo:paragraph-rsid="0008f651"/>
    </style:style>
    <style:style style:name="P4" style:family="paragraph" style:parent-style-name="Standard">
      <style:paragraph-properties fo:text-align="justify" style:justify-single-word="false"/>
      <style:text-properties officeooo:paragraph-rsid="0008f651"/>
    </style:style>
    <style:style style:name="P5" style:family="paragraph" style:parent-style-name="Standard">
      <style:paragraph-properties fo:text-align="center" style:justify-single-word="false"/>
      <style:text-properties fo:font-size="14pt" officeooo:rsid="0008df20" officeooo:paragraph-rsid="0008df2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officeooo:rsid="000919ab" officeooo:paragraph-rsid="000919ab"/>
    </style:style>
    <style:style style:name="P7" style:family="paragraph" style:parent-style-name="Standard">
      <style:text-properties fo:font-size="13pt" fo:font-weight="bold" officeooo:rsid="00091b94" officeooo:paragraph-rsid="00091b94" style:font-size-asian="11.3500003814697pt" style:font-weight-asian="bold" style:font-size-complex="13pt" style:font-weight-complex="bold"/>
    </style:style>
    <style:style style:name="T1" style:family="text">
      <style:text-properties officeooo:rsid="0008f651"/>
    </style:style>
    <style:style style:name="T2" style:family="text">
      <style:text-properties fo:color="#000000" style:font-name="Liberation Serif" fo:font-size="12pt" fo:background-color="#ffffff" loext:char-shading-value="0" style:font-size-asian="12pt" style:font-size-complex="12pt"/>
    </style:style>
    <style:style style:name="T3" style:family="text">
      <style:text-properties style:font-name="Liberation Serif" fo:font-size="12pt" officeooo:rsid="0008f651" style:font-size-asian="12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91b94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919a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96cf1" style:font-size-asian="10.5pt" style:font-weight-asian="normal" style:font-size-complex="12pt" style:font-weight-complex="normal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08f651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0919ab" style:font-size-asian="11.3500003814697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solução ficha nº1 – Programação MIPS </text:p>
      <text:p text:style-name="P1"/>
      <text:p text:style-name="P2"><text:span text:style-name="T8">4.</text:span> <text:s/>O programa tem 4 instruções; a primeira carrega o valor de A (‘14’) para o registo s3 (registo 19), a segunda carrega o valor de B (‘5’) para o registo s2 (registo 18), a terceira faz o calculo da soma do registo s3 com o registo s2 guardando o valor da mesma no registo s1 (registo 18), a quarta e ultima instrução guardar o valor do registo s1 para a variável C.</text:p>
      <text:p text:style-name="P2"/>
      <text:p text:style-name="P2"><text:span text:style-name="T8">5.</text:span> Neste programa são utilizados 3 registos (s1; s2; s3).</text:p>
      <text:p text:style-name="P2"/>
      <text:p text:style-name="P2"><text:span text:style-name="T8">6.</text:span> O MIPS tem 32 registos.</text:p>
      <text:p text:style-name="P2"/>
      <text:p text:style-name="P4"><text:span text:style-name="T9">7.</text:span><text:span text:style-name="T1"> O programa começa no endereço de m</text:span><text:span text:style-name="T3">emória ‘</text:span><text:span text:style-name="T2">00400000’.</text:span></text:p>
      <text:p text:style-name="P3"/>
      <text:p text:style-name="P6"><text:span text:style-name="T8">9.</text:span> O registo 19 (s3) é o primeiro a sofrer alterações passando de ‘0’ para ‘e’ (14 em hexadecimal), em seguida assistimos a alteração do registo 18 (s2) de 0 para ‘5’ e por ultimo tivemos a alteração do registo 17 (s1) passando de 0 para ‘13’ (19 em hexadecimal).</text:p>
      <text:p text:style-name="P6"/>
      <text:p text:style-name="Standard"><text:span text:style-name="T10">10.</text:span><text:span text:style-name="T6"> Para carregar valores da memória para um registo usamos a instrução ‘l’, por exemplo se quisermos carregar um</text:span><text:span text:style-name="T5">a word usamos ‘lw’ (load word) ; para fazer a operação inversa e guardar na memória o valor contido num registo usamos a instrução ‘s’, por exemplo se quisermos guardar uma word usamos ‘sw’ (store word).</text:span></text:p>
      <text:p text:style-name="Standard"><text:span text:style-name="T5"/></text:p>
      <text:p text:style-name="P7">11.<text:span text:style-name="T4"> O programa ‘programa1.s’ e o programa ‘program2.s’ apesar de ambos fazerem uma adição simples de 2 números, diferem nos registos que utilizam para efetuar esta mesma operação.</text:span></text:p>
      <text:p text:style-name="P7"><text:span text:style-name="T4">A instrução ‘lw’ copia da memória para um registo uma variável do tipo word. </text:span></text:p>
      <text:p text:style-name="P7"><text:span text:style-name="T4"/></text:p>
      <text:p text:style-name="P7">12.<text:span text:style-name="T4"> </text:span><text:span text:style-name="T7">Enquanto que no programa ‘program1.s’ carregamos o valor de A para o registo 19 (s3) aqui o mesmo valor é carregado para o registo 8 (t0), o mesmo se passa com o valor de B que em vez de ser carregado para o registos 18 (s2) é carregado para o registo 9 (t1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5:18:27.861885758</meta:creation-date>
    <dc:date>2022-07-25T16:31:23.486088055</dc:date>
    <meta:editing-duration>PT21M35S</meta:editing-duration>
    <meta:editing-cycles>1</meta:editing-cycles>
    <meta:document-statistic meta:table-count="0" meta:image-count="0" meta:object-count="0" meta:page-count="1" meta:paragraph-count="10" meta:word-count="303" meta:character-count="1644" meta:non-whitespace-character-count="1346"/>
    <meta:generator>LibreOffice/6.4.7.2$Linux_X86_64 LibreOffice_project/40$Build-2</meta:generator>
  </office:meta>
</office:document-meta>
</file>